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MBx1FF18_2</text:p>
      <text:p text:style-name="P2">American Genizah Project: Partnership for Posterity</text:p>
      <text:p text:style-name="P2">Sabato Morais Collection Catalogue Template</text:p>
      <text:p text:style-name="P1"/>
      <text:p text:style-name="P1">Cataloguer: Heather Newlin</text:p>
      <text:p text:style-name="P1"/>
      <text:p text:style-name="P1"/>
      <text:p text:style-name="P1">I. Provenance</text:p>
      <text:p text:style-name="P1"/>
      <text:p text:style-name="P1">Source: CAJS Sabato Morais Papers</text:p>
      <text:p text:style-name="P1">Location: Box 1, FF 18</text:p>
      <text:p text:style-name="P1">Restrictions: ?</text:p>
      <text:p text:style-name="P1"/>
      <text:p text:style-name="P1">II. Descriptive Metadata</text:p>
      <text:p text:style-name="P1"/>
      <text:p text:style-name="P1">Script<text:tab/><text:tab/><text:tab/><text:tab/><text:tab/><text:tab/>Manuscript</text:p>
      <text:p text:style-name="P1"><text:s/>(manuscript or typescript) <text:tab/><text:tab/><text:tab/><text:tab/></text:p>
      <text:p text:style-name="P1">Language (s)<text:tab/><text:tab/><text:tab/><text:tab/><text:tab/>English<text:tab/><text:tab/><text:tab/><text:tab/><text:tab/></text:p>
      <text:p text:style-name="P1">Author of letter<text:tab/><text:tab/><text:tab/><text:tab/>Sabato Morais</text:p>
      <text:p text:style-name="P1">Signed letter<text:tab/><text:tab/><text:tab/><text:tab/><text:tab/>Y</text:p>
      <text:p text:style-name="P1">Unsigned letter</text:p>
      <text:p text:style-name="P1">Dictated letter</text:p>
      <text:p text:style-name="P1">Anonymous</text:p>
      <text:p text:style-name="P1">Addressee of letter<text:tab/><text:tab/><text:tab/><text:tab/>J. S. Cohen</text:p>
      <text:p text:style-name="P1">Addressee as “Editor”<text:tab/><text:tab/><text:tab/><text:tab/></text:p>
      <text:p text:style-name="P1">Date (derived from Hebrew Date)<text:tab/><text:tab/></text:p>
      <text:p text:style-name="P1">Date (derived from Gregorian calendar)<text:tab/>9 February 1861</text:p>
      <text:p text:style-name="P1">Month<text:tab/><text:tab/><text:tab/><text:tab/><text:tab/><text:tab/>February</text:p>
      <text:p text:style-name="P1">Year<text:tab/><text:tab/><text:tab/><text:tab/><text:tab/><text:tab/>1861</text:p>
      <text:p text:style-name="P1">Hebrew Date<text:tab/><text:tab/><text:tab/><text:tab/><text:tab/></text:p>
      <text:p text:style-name="P1">Undated</text:p>
      <text:p text:style-name="P1">City<text:tab/><text:tab/><text:tab/><text:tab/><text:tab/><text:tab/></text:p>
      <text:p text:style-name="P1">State<text:tab/><text:tab/><text:tab/><text:tab/><text:tab/><text:tab/><text:tab/> <text:s text:c="2"/><text:tab/><text:tab/><text:tab/><text:tab/></text:p>
      <text:p text:style-name="P1">Country<text:tab/><text:tab/><text:tab/><text:tab/><text:tab/></text:p>
      <text:p text:style-name="P1">Subject<text:tab/><text:tab/><text:tab/><text:tab/><text:tab/></text:p>
      <text:p text:style-name="P1">Keywords</text:p>
      <text:p text:style-name="P1"/>
      <text:p text:style-name="P1"/>
      <text:p text:style-name="P1">III. Document Types</text:p>
      <text:p text:style-name="P1"/>
      <text:p text:style-name="P1">Correspondence<text:tab/><text:tab/><text:tab/><text:tab/>Y</text:p>
      <text:p text:style-name="P1">(Synagogue) Sermon</text:p>
      <text:p text:style-name="P1">(Public) Discourse</text:p>
      <text:p text:style-name="P1">Literary Document<text:tab/><text:tab/><text:tab/><text:tab/></text:p>
      <text:p text:style-name="P1">Legal Document</text:p>
      <text:p text:style-name="P1">Receipts</text:p>
      <text:p text:style-name="P1">Newspaper Clipping</text:p>
      <text:p text:style-name="P1">Greeting Card</text:p>
      <text:p text:style-name="P1">Calling Card</text:p>
      <text:p text:style-name="P1"><text:soft-page-break/></text:p>
      <text:p text:style-name="P1"/>
      <text:p text:style-name="P1">IV. Physical Features </text:p>
      <text:p text:style-name="P1"/>
      <text:p text:style-name="P1">Condition (e.g. fragile)<text:tab/><text:tab/><text:tab/></text:p>
      <text:p text:style-name="P1">Paper size (letter or legal size)<text:tab/><text:tab/></text:p>
      <text:p text:style-name="P1">Number of Pages<text:tab/><text:tab/><text:tab/><text:tab/>4</text:p>
      <text:p text:style-name="P1">Number of Sheets<text:tab/><text:tab/><text:tab/><text:tab/>2</text:p>
      <text:p text:style-name="P1">Fragment<text:tab/><text:tab/><text:tab/><text:tab/><text:tab/></text:p>
      <text:p text:style-name="P1">Pagination </text:p>
      <text:p text:style-name="P1">Foliation</text:p>
      <text:p text:style-name="P1">Additional Numeration</text:p>
      <text:p text:style-name="P1">Envelope</text:p>
      <text:p text:style-name="P1">Stamp</text:p>
      <text:p text:style-name="P1">Postmark<text:tab/><text:tab/><text:tab/><text:tab/><text:tab/><text:tab/><text:tab/><text:tab/></text:p>
      <text:p text:style-name="P1">Wax seal<text:tab/><text:tab/><text:tab/><text:tab/><text:tab/></text:p>
      <text:p text:style-name="P1"/>
      <text:p text:style-name="P1">V. Added entries </text:p>
      <text:p text:style-name="P1"/>
      <text:p text:style-name="P1">Additional names mentioned: </text:p>
      <text:p text:style-name="P1">Additional Places mentioned: </text:p>
      <text:p text:style-name="P1">Additional Dates mentioned:</text:p>
      <text:p text:style-name="P1"/>
      <text:p text:style-name="P1">VI. Not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II Transcription</text:p>
      <text:p text:style-name="P1">(Symbols: <text:s/>? = uncertain; [ ] = supplied information; / = end of line)</text:p>
      <text:p text:style-name="P1"/>
      <text:p text:style-name="P1">[Page 1]</text:p>
      <text:p text:style-name="P1">Dr. J. S. Cohen/</text:p>
      <text:p text:style-name="P3"><text:span text:style-name="T1">February 9</text:span><text:span text:style-name="T2">th</text:span><text:span text:style-name="T1"> 1861/</text:span></text:p>
      <text:p text:style-name="P1">Dear Sir/</text:p>
      <text:p text:style-name="P1"><text:tab/>I regret my inability to furnish you with the/ passage from the Talmud which has been interpreted as/ conveying the theory disseminated by professor Harvey./ <text:s/>It has escaped my memory; nevertheless I will quote one/ which may bear some significance respecting the point/ at issue. <text:s/>It is the following. <text:s/>R. Nathan travelled[sic]/ to a distant country, and when at a certain place,/ another who had lost two children by the circumcision,/ brought her third son (a babe) to him to be operated on/ according to our laws. <text:s/>The Rabbi perceiving that it looked/ red all over, advised the mother to defer the religious ceremony/ until the blood spread ([Hebrew] absorbed in Hebrew) through/out the body. <text:s/>She did so, and the child out lived the operation/ Another time the same Rabbi went to a city called/ Rassotkeya, where a woman, who had lost two children by/ the circumcision brought to him her third child, that he might/ enter the covenant. <text:s/>Having noticed that he was all yellow,/ he endeavoured to <text:soft-page-break/>drain down the blood, by pressing the part/ between his lips ([Hebrew]). <text:s/>But as the action did not produce/</text:p>
      <text:p text:style-name="P1"/>
      <text:p text:style-name="P1">[Page 2]</text:p>
      <text:p text:style-name="P1">the intended effect, he requested the mother to wait until/ the blood passed through the body ([Hebrew] to fall in Hebrew)/ But let the meaning of the above passage be what it/ may, the fact that the Jews were acquainted from time/ immemorial with the art of healing, is uncontestable[sic]./</text:p>
      <text:p text:style-name="P1">From the Bible we learn that King Asa consulted the/ physicians more than he sought the Lord. <text:s/>In the/ Mishna, we are told that King Ezekiah suppressed the/ circulation of a certain medical work—probably because/ it estranged the mind of our ancestors from the reliance they/ should have exhibited on the heavenly Physician. <text:s/>In the/ Talmud we read that Samuel the astronomer cured [crossed-out: his] a/ learned colleague of his sore eyes; that B. Zadok was healed/ by means of sundry directions. <text:s/>And Maimonides also/ was himself an eminent doctor, offers [crossed-out: different] various presumptions/ in the first part of his “Digest of the Laws” for the preser-/vation of health, and presentation of sickness. <text:s/>It is also/ recorded that among the qualifications to be possessed by/ the Janhedrin, the knowledge of the healing art was necessary,/ for, on them devolved the duty of settlers judicial questions,/ such for instance ,which regarded death, whether occasioned/ by a blow deliberately inflicted, or by some inward disease/ [?]. <text:s/>Furthermore, the existence among us of the/</text:p>
      <text:p text:style-name="P1"/>
      <text:p text:style-name="P1">[Page 3]</text:p>
      <text:p text:style-name="P1">law of primogeniture, implied a knowledge causing the Rabbis/ to decide if a fetus which was not carried, had reached a/ stage when it might have lived in ordinary cases./ <text:s/>Again; the distinction between the blood of the menstruum/ and that of an internal wound which was to be determined/ by the Rabbis, for reasons of importance to every strict Israelite/ from their acquaintance with the construction of the human/ body. <text:s/>Then, the minute directions they have left touching/ the examination which an animal must undergo before/ the use of its flesh is allowable to the Jews, and the detailed description of/ its constitutional parts show that anatomy was practised[sic]/ by them. <text:s/>Truly, the evidences in support of my assertion/ are so overwhelming, that only ignorance or prejudice/ can gainsay it. <text:s/>I shall not now cite the/ history posterior to the completion of the Talmud to/ demonstrate that Judaism has produced men skilful[sic]/ in every branch of the healing art. <text:s/>Let the inquiring student/ glance over the annals of time down to our own days, &amp; he/ will discover at once that Esculapius may well be/ proud of the achievements attained by his Jewish disciples,/ for [crossed-out: they are not] in the mansion of the noble, and in/ royal courts, not less than among the indigent and outcasts/ of society their success has been remarkable./</text:p>
      <text:p text:style-name="P1"/>
      <text:p text:style-name="P1">[Page 4]</text:p>
      <text:p text:style-name="P1">I do not at all wonder at the assumptions of modern/ writers—even in this liberal country—who [crossed-out: assuredly that to]/ represent us as devoid of any knowledge, for the sages them-/selves have said that “no hatred is so inveterate as that/ erected by a difference in religious opinions” but the silent/ and d[?] manner in which our brethren have every/ where combatted[sic] their adversaries; I mean then signal advancement/ in every sc[?], will most assuredly gain for them at/ last the applause &amp; thanks of the enlightened world./ <text:s/>With my best wishes for your future success in life/</text:p>
      <text:p text:style-name="P1"><text:tab/><text:tab/><text:tab/><text:tab/><text:tab/><text:tab/><text:tab/><text:tab/><text:tab/><text:tab/>I am/</text:p>
      <text:p text:style-name="P1"><text:tab/><text:tab/><text:tab/><text:tab/><text:tab/><text:tab/><text:tab/><text:tab/><text:tab/><text:tab/>yours truly/</text:p>
      <text:p text:style-name="P1"><text:tab/><text:tab/><text:tab/><text:tab/><text:tab/><text:tab/><text:tab/><text:tab/><text:tab/><text:tab/><text:tab/>S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3T13:22:45</meta:creation-date>
    <dc:date>2011-12-12T13:05:56.86</dc:date>
    <dc:language>en-US</dc:language>
    <meta:editing-cycles>3</meta:editing-cycles>
    <meta:editing-duration>PT00H16M25S</meta:editing-duration>
    <meta:document-statistic meta:table-count="0" meta:image-count="0" meta:object-count="0" meta:page-count="3" meta:paragraph-count="75" meta:word-count="926" meta:character-count="5816"/>
    <dc:creator>Penn Libraries</dc:creator>
    <meta:user-defined meta:name="Info 1"/>
    <meta:user-defined meta:name="Info 2"/>
    <meta:user-defined meta:name="Info 3"/>
    <meta:user-defined meta:name="Info 4"/>
  </office:meta>
</office:document-meta>
</file>